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AdminImpl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AdminImpl.resolveBundles( Bundle [ ] bund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AdminImpl.PackageAdminImpl( Felix fel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ckageAdminImpl.getExportedPackag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AdminImpl.refreshPackages( Bundle [ ] bund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ckageAdminImpl.getBundle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Impl.getBundleTyp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Impl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ckageAdminImpl.getHosts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Impl.getRequiredBundles( String symboli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Impl.getFragments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Impl.getExportedPackag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AdminImpl.getExportedPackages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AdminImpl.getBundles( String symbolicName , String versionRang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ckageAdminImpl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